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none" draw:fill-color="#ffffff"/>
    </style:style>
    <style:style style:name="gr2" style:family="graphic" style:parent-style-name="standard">
      <style:graphic-properties svg:stroke-width="0.1cm" draw:fill-color="#000000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line draw:style-name="gr1" draw:layer="layout" svg:x1="0.857cm" svg:y1="0.5cm" svg:x2="0.509cm" svg:y2="0.998cm">
            <text:p/>
          </draw:line>
          <draw:path draw:style-name="gr2" draw:layer="layout" svg:width="0.098cm" svg:height="0.098cm" svg:x="0.78cm" svg:y="0.492cm" svg:viewBox="0 0 99 99" svg:d="m77 7c22 14 29 49 14 70-14 22-49 29-70 14-21-14-28-49-14-70s49-28 70-14z">
            <text:p/>
          </draw:path>
          <draw:polygon draw:style-name="gr2" draw:layer="layout" svg:width="0.231cm" svg:height="0.266cm" svg:x="0.365cm" svg:y="0.936cm" svg:viewBox="0 0 232 267" draw:points="58,0 0,267 232,122">
            <text:p/>
          </draw:polygon>
          <draw:frame draw:style-name="gr3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switch</dc:title>
    <meta:creation-date>2011-02-07T16:56:05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